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12.254cm"/>
    </style:style>
    <style:style style:name="co5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0.52cm"/>
    </style:style>
    <style:style style:name="co6" style:family="table-column">
      <style:table-column-properties fo:break-before="auto" style:column-width="12.98cm"/>
    </style:style>
    <style:style style:name="co7" style:family="table-column">
      <style:table-column-properties fo:break-before="auto" style:column-width="7.297cm"/>
    </style:style>
    <style:style style:name="co8" style:family="table-column">
      <style:table-column-properties fo:break-before="auto" style:column-width="2.258cm"/>
    </style:style>
    <style:style style:name="ro14" style:family="table-row">
      <style:table-row-properties style:row-height="0.806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6" style:family="table-row">
      <style:table-row-properties style:row-height="2.26cm" fo:break-before="auto" style:use-optimal-row-height="true"/>
    </style:style>
    <style:style style:name="ro7" style:family="table-row">
      <style:table-row-properties style:row-height="1.139cm" fo:break-before="auto" style:use-optimal-row-height="true"/>
    </style:style>
    <style:style style:name="ro8" style:family="table-row">
      <style:table-row-properties style:row-height="2.611cm" fo:break-before="auto" style:use-optimal-row-height="true"/>
    </style:style>
    <style:style style:name="ro9" style:family="table-row">
      <style:table-row-properties style:row-height="1.513cm" fo:break-before="auto" style:use-optimal-row-height="true"/>
    </style:style>
    <style:style style:name="ro10" style:family="table-row">
      <style:table-row-properties style:row-height="0.679cm" fo:break-before="auto" style:use-optimal-row-height="false"/>
    </style:style>
    <style:style style:name="ro11" style:family="table-row">
      <style:table-row-properties style:row-height="0.965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1.134cm" fo:break-before="auto" style:use-optimal-row-height="fals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1.88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middle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erif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3" table:default-cell-style-name="ce4"/>
        <table:table-column table:style-name="co6" table:default-cell-style-name="ce2"/>
        <table:table-column table:style-name="co7" table:default-cell-style-name="ce2"/>
        <table:table-column table:style-name="co8" table:number-columns-repeated="1021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В сочинениях какого философа впервые появилось слово философия</text:p>
          </table:table-cell>
          <table:table-cell table:style-name="ce1" office:value-type="string" calcext:value-type="string">
            <text:p>Гераклит+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Какое из перечисленных понятий не является предметом философского исследования? </text:p>
          </table:table-cell>
          <table:table-cell table:style-name="ce1" office:value-type="string" calcext:value-type="string">
            <text:p>Космос +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Какой из перечисленных типов мировоззрения НЕ выделяется Философами</text:p>
          </table:table-cell>
          <table:table-cell table:style-name="ce1" office:value-type="string" calcext:value-type="string">
            <text:p>Оккультный+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Что является началом философии с точки зрения Аристотеля? Удивление/ знание/ человеколюбие/ несчастье</text:p>
          </table:table-cell>
          <table:table-cell table:style-name="ce1" office:value-type="string" calcext:value-type="string">
            <text:p>Удивление+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Какой из перечисленных философов утверждал, что бытие Бога невозможно доказать</text:p>
          </table:table-cell>
          <table:table-cell table:style-name="ce1" office:value-type="string" calcext:value-type="string">
            <text:p>Гегель+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Автором диалога "Государство" является философ</text:p>
          </table:table-cell>
          <table:table-cell table:style-name="ce1" office:value-type="string" calcext:value-type="string">
            <text:p>Платон+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Кто из древнегреческих философов утверждал о тождестве бога и мышления?</text:p>
          </table:table-cell>
          <table:table-cell table:style-name="ce1" office:value-type="string" calcext:value-type="string">
            <text:p>Парменид+7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Назовите понятие, противоположное по смыслу греческому понятию космос (гея; хаос; Тартар; аид)</text:p>
          </table:table-cell>
          <table:table-cell table:style-name="ce1" office:value-type="string" calcext:value-type="string">
            <text:p>Хаос в древнегреческой философии и поэзии — докосмическое состояние, зияющая пропасть+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Автор трактата "Учение о методе"</text:p>
          </table:table-cell>
          <table:table-cell table:style-name="ce1" office:value-type="string" calcext:value-type="string">
            <text:p>Р.Декарт+9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Какой философ предлагает добиться "феноменологической редукции" с целью окончательного...</text:p>
          </table:table-cell>
          <table:table-cell table:style-name="ce1" office:value-type="string" calcext:value-type="string">
            <text:p>Гуссерль +10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Концепция в соответствие с которой подлинно достоверным существованием обладает только мое индивидуальное</text:p>
          </table:table-cell>
          <table:table-cell table:style-name="ce1" office:value-type="string" calcext:value-type="string">
            <text:p>Солипсизм +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Кто не является представителем прагматической концепции истины</text:p>
          </table:table-cell>
          <table:table-cell table:style-name="ce1" office:value-type="string" calcext:value-type="string">
            <text:p>Все вышеперечисленные +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Кто из перечисленных НЕ является представителем конвец. концепции истины ?</text:p>
          </table:table-cell>
          <table:table-cell table:style-name="ce1" office:value-type="string" calcext:value-type="string">
            <text:p>Р. Рорти+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Неотъемлемой частью какого философского учения является практическая концепция истины?</text:p>
          </table:table-cell>
          <table:table-cell table:style-name="ce1" office:value-type="string" calcext:value-type="string">
            <text:p>Платонизма +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Какое из перечисленных ниже философских высказываний встречается в Евангелии</text:p>
          </table:table-cell>
          <table:table-cell table:style-name="ce1" office:value-type="string" calcext:value-type="string">
            <text:p>"Что есть истина?"+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Какой из перечисленных ниже философов считается отцом логики?</text:p>
          </table:table-cell>
          <table:table-cell table:style-name="ce1" office:value-type="string" calcext:value-type="string">
            <text:p>Аристотель +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Что, с точки зрения классической философии, является ее предметом?</text:p>
          </table:table-cell>
          <table:table-cell table:style-name="ce1" office:value-type="string" calcext:value-type="string">
            <text:p>Истина +17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В каком сочинении К.Маркса звучит тезис:"В практике должен доказать человек истинность своего мышления"?</text:p>
          </table:table-cell>
          <table:table-cell table:style-name="ce1" office:value-type="string" calcext:value-type="string">
            <text:p>"Тезисы о Фейербахе"+18</text:p>
          </table:table-cell>
          <table:table-cell table:number-columns-repeated="1021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Какая концепция истины несостоятельна, с точки зрения Бертрана Рассела?</text:p>
          </table:table-cell>
          <table:table-cell table:style-name="ce1" office:value-type="string" calcext:value-type="string">
            <text:p>Прагматическая +++19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Многие художники сознательно использовали этот принцип при изображении предмета, чтобы он воспринимался </text:p>
          </table:table-cell>
          <table:table-cell table:style-name="ce1" office:value-type="string" calcext:value-type="string">
            <text:p>Принцип золотого сечения +20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Что в своей "Критике способности суждения" Кант полагал особенностью эстетического отношения к предмету?</text:p>
          </table:table-cell>
          <table:table-cell table:style-name="ce1" office:value-type="string" calcext:value-type="string">
            <text:p>Незаинтересованность +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Кто из перечисленных философов не писал поэмы "О природе"? Горгий/Фалес/Парменид</text:p>
          </table:table-cell>
          <table:table-cell table:style-name="ce1" office:value-type="string" calcext:value-type="string">
            <text:p>Фалес+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Какие из перечисленных оппозиций НЕ являются примерами эстетических категорий?</text:p>
          </table:table-cell>
          <table:table-cell table:style-name="ce1" office:value-type="string" calcext:value-type="string">
            <text:p>Истинное-ложное+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Латинским вариантом слова этика является</text:p>
          </table:table-cell>
          <table:table-cell table:style-name="ce1" office:value-type="string" calcext:value-type="string">
            <text:p>Мораль +24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что НЕ относится к золотому правилу нравственности?</text:p>
          </table:table-cell>
          <table:table-cell table:style-name="ce1" office:value-type="string" calcext:value-type="string">
            <text:p>Опроверг Ницше 13. (золотое правило этическое, не делайте другим то, что не желаете себе)+25</text:p>
          </table:table-cell>
          <table:table-cell table:number-columns-repeated="1021"/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Какое из перечисленных понятий не связано с именем Лейбница? </text:p>
          </table:table-cell>
          <table:table-cell table:style-name="ce1" office:value-type="string" calcext:value-type="string">
            <text:p>Рессентимент Понятие рессентимента впервые было введено немецким философом Фридрихом Ницше в его работе «К генеалогии морали». По мысли этого философа, ресентимент является определяющей характеристикой морали рабов, которая противостоит морали господ.+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Какая философская дисциплина является теорией ценностей?</text:p>
          </table:table-cell>
          <table:table-cell table:style-name="ce1" office:value-type="string" calcext:value-type="string">
            <text:p>Аксиология+27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Какая из перечисленных школ не существовала в эпоху эллинизма?</text:p>
          </table:table-cell>
          <table:table-cell table:style-name="ce1" office:value-type="string" calcext:value-type="string">
            <text:p>Ионийцы +2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Ценность свободы - важнейшая ценность для политической философии</text:p>
          </table:table-cell>
          <table:table-cell table:style-name="ce1" office:value-type="string" calcext:value-type="string">
            <text:p>Либерализма+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Кто из перечисленных философов не входил в число экзистенциалистов?</text:p>
          </table:table-cell>
          <table:table-cell table:style-name="ce1" office:value-type="string" calcext:value-type="string">
            <text:p>А. Шопенгауэр+3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Кто является автором известного положения: "Существование предшествует сущности"?</text:p>
          </table:table-cell>
          <table:table-cell table:style-name="ce1" office:value-type="string" calcext:value-type="string">
            <text:p>Ж.-П.Сартр +31</text:p>
          </table:table-cell>
          <table:table-cell table:number-columns-repeated="1021"/>
        </table:table-row>
        <table:table-row table:style-name="ro7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Как называется раздел нравственной философии, посвященный методологическим и … установлению критерия обоснованности принципов и аксиоматики этическим систем, … концептуализации морали?</text:p>
          </table:table-cell>
          <table:table-cell table:style-name="ce1" office:value-type="string" calcext:value-type="string">
            <text:p>Метаэтика+32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Какой из перечисленных философов упрекнул этику в ненаучности, бросив ей обвинение в "натуралистической ошибке"</text:p>
          </table:table-cell>
          <table:table-cell table:style-name="ce1" office:value-type="string" calcext:value-type="string">
            <text:p>Джордж Эдвард Мур +33</text:p>
          </table:table-cell>
          <table:table-cell table:number-columns-repeated="1021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Как называется такая позиция в соответствие с которой нельзя ни признать существования бога,не утверждать </text:p>
          </table:table-cell>
          <table:table-cell table:style-name="ce1" office:value-type="string" calcext:value-type="string">
            <text:p>Агностицизм - философская концепция, отрицающая познаваемость человеком того, что не может быть непосредственно представлено в опыте, и утверждающая на этом основании принципиальную непознаваемость объективной реальности, Бога и метафизических сущностей вообще+3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Какое понятие лежит в основе нравственной философии И.Канта?</text:p>
          </table:table-cell>
          <table:table-cell table:style-name="ce1" office:value-type="string" calcext:value-type="string">
            <text:p>Долг +35</text:p>
          </table:table-cell>
          <table:table-cell table:number-columns-repeated="1021"/>
        </table:table-row>
        <table:table-row table:style-name="ro9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Какие с точки зрения Аристотеля две добродетели ведут к собственному пониманию высшего блага</text:p>
          </table:table-cell>
          <table:table-cell table:style-name="ce1" office:value-type="string" calcext:value-type="string">
            <text:p>Рассудительность и мудрость+ Одним счастьем кажется добродетель, другим – рассудительность, третьим –</text:p>
            <text:p>известная мудрость, а иным – вместе+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Концепт Ламетри</text:p>
          </table:table-cell>
          <table:table-cell table:style-name="ce1" office:value-type="string" calcext:value-type="string">
            <text:p>Человек-машина +37</text:p>
          </table:table-cell>
          <table:table-cell table:number-columns-repeated="1021"/>
        </table:table-row>
        <table:table-row table:style-name="ro10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Какой из вопросов, согласно Канту, не входит в сферу философии во всемирно-гражданском...?</text:p>
          </table:table-cell>
          <table:table-cell table:style-name="ce1" office:value-type="string" calcext:value-type="string">
            <text:p>что есть истина?+38</text:p>
          </table:table-cell>
          <table:table-cell table:number-columns-repeated="102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С именем какого философа связывается лингвистический поворот в философии 20 века? (Делез; Фуко; Витгенштейн; Хайдеггер)</text:p>
          </table:table-cell>
          <table:table-cell table:style-name="ce1" office:value-type="string" calcext:value-type="string">
            <text:p>Витгенштейн +3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Кто является основателем проекта философской антропологии как отдельной отрасли?</text:p>
          </table:table-cell>
          <table:table-cell table:style-name="ce1" office:value-type="string" calcext:value-type="string">
            <text:p>М. Шелер +40</text:p>
          </table:table-cell>
          <table:table-cell table:number-columns-repeated="1021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Какая мировоззренческая установка, характерная для средневекового сознания, предшествовала новоевропейскому антропоцентризму?</text:p>
          </table:table-cell>
          <table:table-cell table:style-name="ce1" office:value-type="string" calcext:value-type="string">
            <text:p>Теоцентризм+41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Какая из перечисленных наук не является источником знаний для антропологов</text:p>
          </table:table-cell>
          <table:table-cell table:style-name="ce1" office:value-type="string" calcext:value-type="string">
            <text:p>Геология +42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Согласно классической формуле Аристотеля, человек есть животное</text:p>
          </table:table-cell>
          <table:table-cell table:style-name="ce1" office:value-type="string" calcext:value-type="string">
            <text:p>Политическое+43</text:p>
          </table:table-cell>
          <table:table-cell table:number-columns-repeated="1021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Какая из перечисленных сфер не является,согласно Т.Парсонсу, основной сферой общественной жизни?</text:p>
          </table:table-cell>
          <table:table-cell table:style-name="ce1" office:value-type="string" calcext:value-type="string">
            <text:p>Личная +4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Какой из перечисленных институтов существует в любом обществе?</text:p>
          </table:table-cell>
          <table:table-cell table:style-name="ce1" office:value-type="string" calcext:value-type="string">
            <text:p>Семья+45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Единственным общественным институтом, наделенный полномочиями легального применения силы, является</text:p>
          </table:table-cell>
          <table:table-cell table:style-name="ce1" office:value-type="string" calcext:value-type="string">
            <text:p>Государство+ 4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Какое поняте по смыслу противоположно понятию "секулярный"?</text:p>
          </table:table-cell>
          <table:table-cell table:style-name="ce1" office:value-type="string" calcext:value-type="string">
            <text:p>философия религии+ 47 (было клерикальный+)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Учение о конце времен в философии называется</text:p>
          </table:table-cell>
          <table:table-cell table:style-name="ce1" office:value-type="string" calcext:value-type="string">
            <text:p>Эстахологией +48</text:p>
          </table:table-cell>
          <table:table-cell table:number-columns-repeated="102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Первым сторонником "фактической истории" (т.е. истории, сотворенной человеческими руками) является</text:p>
          </table:table-cell>
          <table:table-cell table:style-name="ce1" office:value-type="string" calcext:value-type="string">
            <text:p>Вико+49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временная последовательность сменяющих друг друга событий...</text:p>
          </table:table-cell>
          <table:table-cell table:style-name="ce1" office:value-type="string" calcext:value-type="string">
            <text:p>исторический процесс +50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методом сократической беседы является </text:p>
          </table:table-cell>
          <table:table-cell table:style-name="ce1" office:value-type="string" calcext:value-type="string">
            <text:p>Майевтика +51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Какие из перечисленных авторов не создавали труд по философии истории?</text:p>
          </table:table-cell>
          <table:table-cell table:style-name="ce1" office:value-type="string" calcext:value-type="string">
            <text:p>С. Кьеркегор +52</text:p>
          </table:table-cell>
          <table:table-cell table:number-columns-repeated="1021"/>
        </table:table-row>
        <table:table-row table:style-name="ro1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Увлеченность идеей прогресса объясняется оптимистической верой в могущество и нравственные основания человеческого разума. Вследствие чего эта вера была подорвана окончательно?</text:p>
          </table:table-cell>
          <table:table-cell table:style-name="ce1" office:value-type="string" calcext:value-type="string">
            <text:p>Вследствие кровавых событий первой половины ХХ столетия +53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Что является двигателем буржуазного типа цивилизации</text:p>
          </table:table-cell>
          <table:table-cell table:style-name="ce1" office:value-type="string" calcext:value-type="string">
            <text:p>Классовый конфликт + 54</text:p>
          </table:table-cell>
          <table:table-cell table:number-columns-repeated="1021"/>
        </table:table-row>
        <table:table-row table:style-name="ro7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Нынешняя стадия капитализма в качестве основного объекта своего внимания рассматривает человеческий ресурс в полноте его бытия и жизни. В философии такой историко-политический феномен получил название</text:p>
          </table:table-cell>
          <table:table-cell table:style-name="ce1" office:value-type="string" calcext:value-type="string">
            <text:p>Биополитика+55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Понятие "культура" первоначально относилось к языку древнеримских</text:p>
          </table:table-cell>
          <table:table-cell table:style-name="ce1" office:value-type="string" calcext:value-type="string">
            <text:p>Земледельцев +56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Понятие экология было предложено</text:p>
          </table:table-cell>
          <table:table-cell table:style-name="ce1" office:value-type="string" calcext:value-type="string">
            <text:p>Геккель + 57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Какой тип цивилизации по Тоффлеру относится ко второй волне?</text:p>
          </table:table-cell>
          <table:table-cell table:style-name="ce1" office:value-type="string" calcext:value-type="string">
            <text:p>Индустриальный+58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С именем Сэмюэля Хантингтона связывается</text:p>
          </table:table-cell>
          <table:table-cell table:style-name="ce1" office:value-type="string" calcext:value-type="string">
            <text:p>понятие "Столкновение цивилизаций"+59</text:p>
          </table:table-cell>
          <table:table-cell table:number-columns-repeated="1021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Учение о будущем, прогнозирование дальнейшего развития технологий и цивилизационных процессов называется</text:p>
          </table:table-cell>
          <table:table-cell table:style-name="ce1" office:value-type="string" calcext:value-type="string">
            <text:p>Футурология+60</text:p>
          </table:table-cell>
          <table:table-cell table:number-columns-repeated="1021"/>
        </table:table-row>
        <table:table-row table:style-name="ro7"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Область знания, которая выявляет онтологические и гносеологические основы религии, определяет содержание ... функции, роль, которую она играет в истории и в жизни отдельного человека, называется</text:p>
          </table:table-cell>
          <table:table-cell table:style-name="ce1" office:value-type="string" calcext:value-type="string">
            <text:p>философия религии +61</text:p>
          </table:table-cell>
          <table:table-cell table:number-columns-repeated="1021"/>
        </table:table-row>
        <table:table-row table:style-name="ro12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Какому представителю русского религиозного ренессанса принадлежит учение о наступлении царства Софии Премудрости Божией?</text:p>
          </table:table-cell>
          <table:table-cell table:style-name="ce1" office:value-type="string" calcext:value-type="string">
            <text:p>Соловьев 62 Основная идея философии Соловьева – идея всеединства основой всеединства у Соловьева выступает божественная троица в ее связи со всеми божественными творениями и, главное, с человеком. Основной принцип всеединства: «Все едино в боге»</text:p>
          </table:table-cell>
          <table:table-cell table:number-columns-repeated="1021"/>
        </table:table-row>
        <table:table-row table:style-name="ro13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С именем какого философа связывается известный "тетрафармакон" ("четырех лекарствие") "Бог не внушает страха; смерть не внушает опасения; благо легко достижимо; зло легко претерпеваемо"</text:p>
          </table:table-cell>
          <table:table-cell table:style-name="ce1" office:value-type="string" calcext:value-type="string">
            <text:p>Эпикур +63</text:p>
          </table:table-cell>
          <table:table-cell table:number-columns-repeated="1021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Кто поставил задачей своей филдософии выявить антропологические и психологические основания религии, сведя ... к антропологической сущности человека?</text:p>
          </table:table-cell>
          <table:table-cell table:style-name="ce1" office:value-type="string" calcext:value-type="string">
            <text:p>Фейербах +64</text:p>
          </table:table-cell>
          <table:table-cell table:number-columns-repeated="102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Кто из перечисленных философов не относится к такому направлению в истории мысли, как психоанализ?</text:p>
          </table:table-cell>
          <table:table-cell table:style-name="ce1" office:value-type="string" calcext:value-type="string">
            <text:p>Все+65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В соответствии с деистическими представлениями Бог </text:p>
          </table:table-cell>
          <table:table-cell table:style-name="ce1" office:value-type="string" calcext:value-type="string">
            <text:p>Запустил мировую машину и не вмешивается+66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Творцом системы абсолютного идеализма является</text:p>
          </table:table-cell>
          <table:table-cell table:style-name="ce1" office:value-type="string" calcext:value-type="string">
            <text:p>Г. В. Ф. Гегель+67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Учение Р. Декарта о двух субстанциях, протяженной и мыслящей, называется</text:p>
          </table:table-cell>
          <table:table-cell table:style-name="ce1" office:value-type="string" calcext:value-type="string">
            <text:p>Дуализмом +68</text:p>
          </table:table-cell>
          <table:table-cell table:number-columns-repeated="1021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Выберите правильное суждение.</text:p>
          </table:table-cell>
          <table:table-cell table:style-name="ce1" office:value-type="string" calcext:value-type="string">
            <text:p>Концепция единой мировой истории-порождение христианства.+69</text:p>
          </table:table-cell>
          <table:table-cell table:number-columns-repeated="1021"/>
        </table:table-row>
        <table:table-row table:style-name="ro7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Какое понятие К. Ясперс предложил для обозначения периода в истории человечества, во время которого на смену мифологического мировоззрению пришло рациональное, философское, сформировавшее тот тип человека, который существует до сих пор</text:p>
          </table:table-cell>
          <table:table-cell table:style-name="ce1" office:value-type="string" calcext:value-type="string">
            <text:p>Осевое время +7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Лесли Уайт жил в</text:p>
          </table:table-cell>
          <table:table-cell table:style-name="ce1" office:value-type="string" calcext:value-type="string">
            <text:p>Xxв+71</text:p>
          </table:table-cell>
          <table:table-cell table:number-columns-repeated="1021"/>
        </table:table-row>
        <table:table-row table:style-name="ro10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какому понятию чаще противопоставляется понятие культуры? природа/личность/мудрость/закон</text:p>
          </table:table-cell>
          <table:table-cell table:style-name="ce1" office:value-type="string" calcext:value-type="string">
            <text:p>Природа +72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string" calcext:value-type="string">
            <text:p>Концепция обосновывающая основания других концепций</text:p>
          </table:table-cell>
          <table:table-cell table:style-name="ce1" office:value-type="string" calcext:value-type="string">
            <text:p>Метанарратив +73</text:p>
          </table:table-cell>
          <table:table-cell table:number-columns-repeated="1021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Кто из перечисленных философов является представителем игровой концепции в культурологии?</text:p>
          </table:table-cell>
          <table:table-cell table:style-name="ce1" office:value-type="string" calcext:value-type="string">
            <text:p>Й. Хейзинг + 74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Центральным понятием в философии Й.Хейзинги является</text:p>
          </table:table-cell>
          <table:table-cell table:style-name="ce1" office:value-type="string" calcext:value-type="string">
            <text:p>Игра+75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Представителем какой эпохи является немецкий мыслитель и богослов Гердер?</text:p>
          </table:table-cell>
          <table:table-cell table:style-name="ce1" office:value-type="string" calcext:value-type="string">
            <text:p>Просвещение+76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Кто является автором трактата "Идеи к философии истории человечества"?</text:p>
          </table:table-cell>
          <table:table-cell table:style-name="ce1" office:value-type="string" calcext:value-type="string">
            <text:p>И.Г.Гердер+77</text:p>
          </table:table-cell>
          <table:table-cell table:number-columns-repeated="1021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Какому философу принадлежит концепция *</text:p>
            <text:p>Открытого произведения*?</text:p>
          </table:table-cell>
          <table:table-cell table:style-name="ce1" office:value-type="string" calcext:value-type="string">
            <text:p>У. Эко +78</text:p>
          </table:table-cell>
          <table:table-cell table:number-columns-repeated="1021"/>
        </table:table-row>
        <table:table-row table:style-name="ro15">
          <table:table-cell office:value-type="float" office:value="79" calcext:value-type="float">
            <text:p>79</text:p>
          </table:table-cell>
          <table:table-cell table:style-name="ce1" office:value-type="string" calcext:value-type="string">
            <text:p>Какого слова не хватает в названии книги знаменитого итальянского философа У. Эко</text:p>
          </table:table-cell>
          <table:table-cell table:style-name="ce1" office:value-type="string" calcext:value-type="string">
            <text:p>Открытое произведение +79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что не является ключевым в определении игры Хейзинги?</text:p>
          </table:table-cell>
          <table:table-cell table:style-name="ce1" office:value-type="string" calcext:value-type="string">
            <text:p>Игровое действие должно нравится хотя бы одному участнику игры +80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Игровая концепция в культурологии утверждает, что:</text:p>
          </table:table-cell>
          <table:table-cell table:style-name="ce1" office:value-type="string" calcext:value-type="string">
            <text:p>Культура возникла из игры+81</text:p>
          </table:table-cell>
          <table:table-cell table:number-columns-repeated="1021"/>
        </table:table-row>
        <table:table-row table:style-name="ro16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Как относился к массовой культуре один из родоначальников этой концепции,испанский культуролог Х.Ортега-и-Гассет?</text:p>
          </table:table-cell>
          <table:table-cell table:style-name="ce1" office:value-type="string" calcext:value-type="string">
            <text:p>культ невежества человека-массы, его стремление к комфорту и спокойствию, отказ от мысли и желание делегировать свои права государству привели к появлению в XX веке тоталитарных режимов +82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Кто из философов является основателем массовой культуры?</text:p>
          </table:table-cell>
          <table:table-cell table:style-name="ce1" office:value-type="string" calcext:value-type="string">
            <text:p>Х. Ортега-и-Гассет +83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string" calcext:value-type="string">
            <text:p>Какой термин или концепт ввел французский философ Ж.Ф.Лиотар в науки о культуре?</text:p>
          </table:table-cell>
          <table:table-cell table:style-name="ce1" office:value-type="string" calcext:value-type="string">
            <text:p>Постмодерн +84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К какому временному периоду относится термин "постмодерн"?</text:p>
          </table:table-cell>
          <table:table-cell table:style-name="ce1" office:value-type="string" calcext:value-type="string">
            <text:p>XX век+85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Как называется одна из самых известных книг испанского культуролога Х Ортеги-иГассета </text:p>
          </table:table-cell>
          <table:table-cell table:style-name="ce1" office:value-type="string" calcext:value-type="string">
            <text:p>Восстание Масс +86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Когда с точки зрения Х. Ортеги-и-Гассета появилась массовая культура</text:p>
          </table:table-cell>
          <table:table-cell table:style-name="ce1" office:value-type="string" calcext:value-type="string">
            <text:p>В начале XX века +87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string" calcext:value-type="string">
            <text:p>Какой философ ввёл термин симулякр </text:p>
          </table:table-cell>
          <table:table-cell table:style-name="ce1" office:value-type="string" calcext:value-type="string">
            <text:p>Бодрийяр +88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Немецкий культуролог О. Шпенглер написал книгу</text:p>
          </table:table-cell>
          <table:table-cell table:style-name="ce1" office:value-type="string" calcext:value-type="string">
            <text:p>Закат Европы +89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Изображение без оригинала</text:p>
          </table:table-cell>
          <table:table-cell table:style-name="ce1" office:value-type="string" calcext:value-type="string">
            <text:p>Симулякр +90</text:p>
          </table:table-cell>
          <table:table-cell table:number-columns-repeated="1021"/>
        </table:table-row>
        <table:table-row table:style-name="ro6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что относится к признакам игрового действия </text:p>
          </table:table-cell>
          <table:table-cell table:style-name="ce1" office:value-type="string" calcext:value-type="string">
            <text:p>Все перечисленные (игровое действие должно быть ограничено во времени и</text:p>
            <text:p>пространстве; игра устанавливает строгий порядок, она сама есть порядок; игра</text:p>
            <text:p>тяготеет к созданию атмосферы таинственности) +91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к характеристикам человека массы не относится</text:p>
          </table:table-cell>
          <table:table-cell table:style-name="ce1" office:value-type="string" calcext:value-type="string">
            <text:p>жажда знаний +92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Шпенглер связывал цивилизацию с</text:p>
          </table:table-cell>
          <table:table-cell table:style-name="ce1" office:value-type="string" calcext:value-type="string">
            <text:p>комф. Застоем+93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Цивилизация предполагает такой уровень развития общества для которой характерны </text:p>
          </table:table-cell>
          <table:table-cell table:style-name="ce1" office:value-type="string" calcext:value-type="string">
            <text:p>Наличие развитой технологии+94</text:p>
          </table:table-cell>
          <table:table-cell table:number-columns-repeated="1021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Что считал предпосылкой формирования цивилизации американский культуролог Сэмюэль Хантингтон</text:p>
          </table:table-cell>
          <table:table-cell table:style-name="ce1" office:value-type="string" calcext:value-type="string">
            <text:p>все вышеперечисленноем+95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Антрополог и культуролог Лесли Уайт считается родоначальником:</text:p>
          </table:table-cell>
          <table:table-cell table:style-name="ce1" office:value-type="string" calcext:value-type="string">
            <text:p>Энергетической концепции культуры +96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Что не включает в себя экология</text:p>
          </table:table-cell>
          <table:table-cell table:style-name="ce1" office:value-type="string" calcext:value-type="string">
            <text:p>стремление к комфорту+97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Концепция Третьей волны принадлежит</text:p>
          </table:table-cell>
          <table:table-cell table:style-name="ce1" office:value-type="string" calcext:value-type="string">
            <text:p>Э.Тоффлер +98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В концепции Э.Тоффлера вторая волна-это результат:</text:p>
          </table:table-cell>
          <table:table-cell table:style-name="ce1" office:value-type="string" calcext:value-type="string">
            <text:p>Индустриальной революции + 99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В концепции Э. Тоффлера третья волна - это результат</text:p>
          </table:table-cell>
          <table:table-cell table:style-name="ce1" office:value-type="string" calcext:value-type="string">
            <text:p>Интеллектуальной революции+100</text:p>
          </table:table-cell>
          <table:table-cell table:number-columns-repeated="102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4" table:default-cell-style-name="ce9"/>
        <table:table-column table:style-name="co5" table:default-cell-style-name="ce9"/>
        <table:table-row table:style-name="ro14">
          <table:table-cell office:value-type="string" calcext:value-type="string">
            <text:p>Какие из перечисленных авторов не создавали труд по философии истории?</text:p>
          </table:table-cell>
          <table:table-cell office:value-type="string" calcext:value-type="string">
            <text:p>Кьеркегор</text:p>
          </table:table-cell>
        </table:table-row>
        <table:table-row table:style-name="ro1">
          <table:table-cell office:value-type="string" calcext:value-type="string">
            <text:p>В сочинениях какого философа впервые появилось слово философия</text:p>
          </table:table-cell>
          <table:table-cell office:value-type="string" calcext:value-type="string">
            <text:p>Геракли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.00.0000</text:date>, <text:time style:data-style-name="N2" text:time-value="12:44:42.7400227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23:15:48.021075210</meta:creation-date>
    <dc:date>2021-05-28T12:46:57.360149728</dc:date>
    <meta:editing-duration>PT32M18S</meta:editing-duration>
    <meta:editing-cycles>5</meta:editing-cycles>
    <meta:generator>LibreOffice/6.4.7.2$Linux_X86_64 LibreOffice_project/40$Build-2</meta:generator>
    <meta:document-statistic meta:table-count="2" meta:cell-count="304" meta:object-count="0"/>
  </office:meta>
</office:document-meta>
</file>